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9ded" officeooo:paragraph-rsid="00189ded"/>
    </style:style>
    <style:style style:name="P2" style:family="paragraph" style:parent-style-name="Standard">
      <style:text-properties officeooo:rsid="0019dd05" officeooo:paragraph-rsid="0019dd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example pgm</text:p>
      <text:p text:style-name="P2">chan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3T09:43:28.797345298</meta:creation-date>
    <dc:date>2018-03-03T09:54:30.554311055</dc:date>
    <meta:editing-duration>PT3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" meta:word-count="4" meta:character-count="21" meta:non-whitespace-character-count="19"/>
  </office:meta>
</office:document-meta>
</file>